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123cm"/>
    </style:style>
    <style:style style:name="co2" style:family="table-column">
      <style:table-column-properties fo:break-before="auto" style:column-width="3.073cm"/>
    </style:style>
    <style:style style:name="co3" style:family="table-column">
      <style:table-column-properties fo:break-before="auto" style:column-width="2.118cm"/>
    </style:style>
    <style:style style:name="ro1" style:family="table-row">
      <style:table-row-properties style:row-height="0.55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Comma" style:data-style-name="N115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Normal_20_1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5f_PHE_20_Centre_20_RAW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20_Built-in_20_Comma" style:data-style-name="N115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Comma" style:data-style-name="N115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Comma" style:data-style-name="N115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Normal_5f_PHE_20_Centre_20_RAW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5f_Sheet3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Normal_5f_PHE_20_Centre_20_RAW" style:data-style-name="N3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Normal_20_14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Normal_5f_PHE_20_Centre_20_RAW" style:data-style-name="N3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Normal_5f_PHE_20_Centre_20_RAW" style:data-style-name="N3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Normal_20_14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5f_PHE_20_Centre_20_RAW" style:data-style-name="N3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order-bottom="none" fo:background-color="#ffffff" style:diagonal-bl-tr="none" style:diagonal-tl-br="none" fo:border-left="none" fo:border-right="none" style:rotation-align="none" fo:border-top="0.74pt solid #95b3d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Comma" style:data-style-name="N115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3" table:default-cell-style-name="Default"/>
        <table:table-column table:style-name="co3" table:number-columns-repeated="990" table:default-cell-style-name="Default"/>
        <table:table-row table:style-name="ro1">
          <table:table-cell table:style-name="ce1" office:value-type="string" calcext:value-type="string">
            <text:p>Table 1: Number of new HIV diagnoses and total living with diagnosed HIV*, UK, 1980-2012 </text:p>
          </table:table-cell>
          <table:table-cell table:style-name="ce4" table:number-columns-repeated="33"/>
          <table:table-cell table:number-columns-repeated="990"/>
        </table:table-row>
        <table:table-row table:style-name="ro1">
          <table:table-cell table:style-name="ce2"/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1986" calcext:value-type="float">
            <text:p>1986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990"/>
        </table:table-row>
        <table:table-row table:style-name="ro1">
          <table:table-cell table:style-name="ce3" office:value-type="string" office:string-value="Total living with diagnosed HIV" calcext:value-type="string">
            <text:p><text:s/>Total living with diagnosed HIV </text:p>
          </table:table-cell>
          <table:table-cell table:style-name="ce16" office:value-type="float" office:value="22" calcext:value-type="float">
            <text:p><text:s/>22 </text:p>
          </table:table-cell>
          <table:table-cell table:style-name="ce16" office:value-type="float" office:value="42" calcext:value-type="float">
            <text:p><text:s/>42 </text:p>
          </table:table-cell>
          <table:table-cell table:style-name="ce16" office:value-type="float" office:value="104" calcext:value-type="float">
            <text:p><text:s/>104 </text:p>
          </table:table-cell>
          <table:table-cell table:style-name="ce16" office:value-type="float" office:value="262" calcext:value-type="float">
            <text:p><text:s/>262 </text:p>
          </table:table-cell>
          <table:table-cell table:style-name="ce16" office:value-type="float" office:value="850" calcext:value-type="float">
            <text:p><text:s/>850 </text:p>
          </table:table-cell>
          <table:table-cell table:style-name="ce16" office:value-type="float" office:value="3635" calcext:value-type="float">
            <text:p><text:s/>3,635 </text:p>
          </table:table-cell>
          <table:table-cell table:style-name="ce16" office:value-type="float" office:value="5955" calcext:value-type="float">
            <text:p><text:s/>5,955 </text:p>
          </table:table-cell>
          <table:table-cell table:style-name="ce16" office:value-type="float" office:value="7917" calcext:value-type="float">
            <text:p><text:s/>7,917 </text:p>
          </table:table-cell>
          <table:table-cell table:style-name="ce16" office:value-type="float" office:value="9345" calcext:value-type="float">
            <text:p><text:s/>9,345 </text:p>
          </table:table-cell>
          <table:table-cell table:style-name="ce16" office:value-type="float" office:value="10739" calcext:value-type="float">
            <text:p><text:s/>10,739 </text:p>
          </table:table-cell>
          <table:table-cell table:style-name="ce16" office:value-type="float" office:value="12376" calcext:value-type="float">
            <text:p><text:s/>12,376 </text:p>
          </table:table-cell>
          <table:table-cell table:style-name="ce16" office:value-type="float" office:value="14077" calcext:value-type="float">
            <text:p><text:s/>14,077 </text:p>
          </table:table-cell>
          <table:table-cell table:style-name="ce16" office:value-type="float" office:value="15745" calcext:value-type="float">
            <text:p><text:s/>15,745 </text:p>
          </table:table-cell>
          <table:table-cell table:style-name="ce16" office:value-type="float" office:value="17014" calcext:value-type="float">
            <text:p><text:s/>17,014 </text:p>
          </table:table-cell>
          <table:table-cell table:style-name="ce16" office:value-type="float" office:value="18124" calcext:value-type="float">
            <text:p><text:s/>18,124 </text:p>
          </table:table-cell>
          <table:table-cell table:style-name="ce16" office:value-type="float" office:value="13817" calcext:value-type="float">
            <text:p><text:s/>13,817 </text:p>
          </table:table-cell>
          <table:table-cell table:style-name="ce16" office:value-type="float" office:value="13947" calcext:value-type="float">
            <text:p><text:s/>13,947 </text:p>
          </table:table-cell>
          <table:table-cell table:style-name="ce16" office:value-type="float" office:value="15074" calcext:value-type="float">
            <text:p><text:s/>15,074 </text:p>
          </table:table-cell>
          <table:table-cell table:style-name="ce16" office:value-type="float" office:value="16831" calcext:value-type="float">
            <text:p><text:s/>16,831 </text:p>
          </table:table-cell>
          <table:table-cell table:style-name="ce16" office:value-type="float" office:value="20012" calcext:value-type="float">
            <text:p><text:s/>20,012 </text:p>
          </table:table-cell>
          <table:table-cell table:style-name="ce16" office:value-type="float" office:value="22508" calcext:value-type="float">
            <text:p><text:s/>22,508 </text:p>
          </table:table-cell>
          <table:table-cell table:style-name="ce16" office:value-type="float" office:value="25994" calcext:value-type="float">
            <text:p><text:s/>25,994 </text:p>
          </table:table-cell>
          <table:table-cell table:style-name="ce16" office:value-type="float" office:value="30849" calcext:value-type="float">
            <text:p><text:s/>30,849 </text:p>
          </table:table-cell>
          <table:table-cell table:style-name="ce13" office:value-type="float" office:value="35971" calcext:value-type="float">
            <text:p><text:s/>35,971 </text:p>
          </table:table-cell>
          <table:table-cell table:style-name="ce13" office:value-type="float" office:value="41168" calcext:value-type="float">
            <text:p><text:s/>41,168 </text:p>
          </table:table-cell>
          <table:table-cell table:style-name="ce13" office:value-type="float" office:value="46527" calcext:value-type="float">
            <text:p><text:s/>46,527 </text:p>
          </table:table-cell>
          <table:table-cell table:style-name="ce13" office:value-type="float" office:value="51535" calcext:value-type="float">
            <text:p><text:s/>51,535 </text:p>
          </table:table-cell>
          <table:table-cell table:style-name="ce13" office:value-type="float" office:value="56211" calcext:value-type="float">
            <text:p><text:s/>56,211 </text:p>
          </table:table-cell>
          <table:table-cell table:style-name="ce13" office:value-type="float" office:value="61019" calcext:value-type="float">
            <text:p><text:s/>61,019 </text:p>
          </table:table-cell>
          <table:table-cell table:style-name="ce13" office:value-type="float" office:value="65213" calcext:value-type="float">
            <text:p><text:s/>65,213 </text:p>
          </table:table-cell>
          <table:table-cell table:style-name="ce13" office:value-type="float" office:value="69298" calcext:value-type="float">
            <text:p><text:s/>69,298 </text:p>
          </table:table-cell>
          <table:table-cell table:style-name="ce13" office:value-type="float" office:value="73645" calcext:value-type="float">
            <text:p><text:s/>73,645 </text:p>
          </table:table-cell>
          <table:table-cell table:style-name="ce13" office:value-type="float" office:value="77614" calcext:value-type="float">
            <text:p><text:s/>77,614 </text:p>
          </table:table-cell>
          <table:table-cell table:number-columns-repeated="990"/>
        </table:table-row>
        <table:table-row table:style-name="ro1">
          <table:table-cell table:style-name="ce3" office:value-type="string" office:string-value="New HIV diagnoses" calcext:value-type="string">
            <text:p><text:s/>New HIV diagnoses </text:p>
          </table:table-cell>
          <table:table-cell table:style-name="ce16" office:value-type="float" office:value="23" calcext:value-type="float">
            <text:p><text:s/>23 </text:p>
          </table:table-cell>
          <table:table-cell table:style-name="ce16" office:value-type="float" office:value="21" calcext:value-type="float">
            <text:p><text:s/>21 </text:p>
          </table:table-cell>
          <table:table-cell table:style-name="ce16" office:value-type="float" office:value="71" calcext:value-type="float">
            <text:p><text:s/>71 </text:p>
          </table:table-cell>
          <table:table-cell table:style-name="ce16" office:value-type="float" office:value="179" calcext:value-type="float">
            <text:p><text:s/>179 </text:p>
          </table:table-cell>
          <table:table-cell table:style-name="ce16" office:value-type="float" office:value="646" calcext:value-type="float">
            <text:p><text:s/>646 </text:p>
          </table:table-cell>
          <table:table-cell table:style-name="ce16" office:value-type="float" office:value="2938" calcext:value-type="float">
            <text:p><text:s/>2,938 </text:p>
          </table:table-cell>
          <table:table-cell table:style-name="ce16" office:value-type="float" office:value="2648" calcext:value-type="float">
            <text:p><text:s/>2,648 </text:p>
          </table:table-cell>
          <table:table-cell table:style-name="ce16" office:value-type="float" office:value="2385" calcext:value-type="float">
            <text:p><text:s/>2,385 </text:p>
          </table:table-cell>
          <table:table-cell table:style-name="ce16" office:value-type="float" office:value="1940" calcext:value-type="float">
            <text:p><text:s/>1,940 </text:p>
          </table:table-cell>
          <table:table-cell table:style-name="ce16" office:value-type="float" office:value="2169" calcext:value-type="float">
            <text:p><text:s/>2,169 </text:p>
          </table:table-cell>
          <table:table-cell table:style-name="ce16" office:value-type="float" office:value="2571" calcext:value-type="float">
            <text:p><text:s/>2,571 </text:p>
          </table:table-cell>
          <table:table-cell table:style-name="ce16" office:value-type="float" office:value="2847" calcext:value-type="float">
            <text:p><text:s/>2,847 </text:p>
          </table:table-cell>
          <table:table-cell table:style-name="ce16" office:value-type="float" office:value="2922" calcext:value-type="float">
            <text:p><text:s/>2,922 </text:p>
          </table:table-cell>
          <table:table-cell table:style-name="ce16" office:value-type="float" office:value="2835" calcext:value-type="float">
            <text:p><text:s/>2,835 </text:p>
          </table:table-cell>
          <table:table-cell table:style-name="ce16" office:value-type="float" office:value="2824" calcext:value-type="float">
            <text:p><text:s/>2,824 </text:p>
          </table:table-cell>
          <table:table-cell table:style-name="ce16" office:value-type="float" office:value="2931" calcext:value-type="float">
            <text:p><text:s/>2,931 </text:p>
          </table:table-cell>
          <table:table-cell table:style-name="ce16" office:value-type="float" office:value="2903" calcext:value-type="float">
            <text:p><text:s/>2,903 </text:p>
          </table:table-cell>
          <table:table-cell table:style-name="ce16" office:value-type="float" office:value="2865" calcext:value-type="float">
            <text:p><text:s/>2,865 </text:p>
          </table:table-cell>
          <table:table-cell table:style-name="ce16" office:value-type="float" office:value="2915" calcext:value-type="float">
            <text:p><text:s/>2,915 </text:p>
          </table:table-cell>
          <table:table-cell table:style-name="ce16" office:value-type="float" office:value="3267" calcext:value-type="float">
            <text:p><text:s/>3,267 </text:p>
          </table:table-cell>
          <table:table-cell table:style-name="ce16" office:value-type="float" office:value="3962" calcext:value-type="float">
            <text:p><text:s/>3,962 </text:p>
          </table:table-cell>
          <table:table-cell table:style-name="ce16" office:value-type="float" office:value="5139" calcext:value-type="float">
            <text:p><text:s/>5,139 </text:p>
          </table:table-cell>
          <table:table-cell table:style-name="ce16" office:value-type="float" office:value="6395" calcext:value-type="float">
            <text:p><text:s/>6,395 </text:p>
          </table:table-cell>
          <table:table-cell table:style-name="ce16" office:value-type="float" office:value="7409" calcext:value-type="float">
            <text:p><text:s/>7,409 </text:p>
          </table:table-cell>
          <table:table-cell table:style-name="ce31" office:value-type="float" office:value="7786" calcext:value-type="float">
            <text:p><text:s/>7,786 </text:p>
          </table:table-cell>
          <table:table-cell table:style-name="ce31" office:value-type="float" office:value="7928" calcext:value-type="float">
            <text:p><text:s/>7,928 </text:p>
          </table:table-cell>
          <table:table-cell table:style-name="ce31" office:value-type="float" office:value="7498" calcext:value-type="float">
            <text:p><text:s/>7,498 </text:p>
          </table:table-cell>
          <table:table-cell table:style-name="ce31" office:value-type="float" office:value="7388" calcext:value-type="float">
            <text:p><text:s/>7,388 </text:p>
          </table:table-cell>
          <table:table-cell table:style-name="ce31" office:value-type="float" office:value="7273" calcext:value-type="float">
            <text:p><text:s/>7,273 </text:p>
          </table:table-cell>
          <table:table-cell table:style-name="ce31" office:value-type="float" office:value="6676" calcext:value-type="float">
            <text:p><text:s/>6,676 </text:p>
          </table:table-cell>
          <table:table-cell table:style-name="ce31" office:value-type="float" office:value="6362" calcext:value-type="float">
            <text:p><text:s/>6,362 </text:p>
          </table:table-cell>
          <table:table-cell table:style-name="ce31" office:value-type="float" office:value="6219" calcext:value-type="float">
            <text:p><text:s/>6,219 </text:p>
          </table:table-cell>
          <table:table-cell table:style-name="ce31" office:value-type="float" office:value="6364" calcext:value-type="float">
            <text:p><text:s/>6,364 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* Data before year 2000 is estimated. </text:p>
          </table:table-cell>
          <table:table-cell table:style-name="ce4" table:number-columns-repeated="33"/>
          <table:table-cell table:number-columns-repeated="990"/>
        </table:table-row>
        <table:table-row table:style-name="ro2">
          <table:table-cell table:style-name="ce5" table:number-columns-repeated="24"/>
          <table:table-cell table:style-name="ce30" table:number-columns-repeated="10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1">
          <table:table-cell table:style-name="ce6" table:number-columns-repeated="19"/>
          <table:table-cell table:number-columns-repeated="1005"/>
        </table:table-row>
        <table:table-row table:style-name="ro1">
          <table:table-cell table:style-name="ce7" office:value-type="string" calcext:value-type="string" table:number-columns-spanned="19" table:number-rows-spanned="1">
            <text:p>Table 2: Adjusted*counts for HIV diagnoses by year of diagnosis, UK, 2004-2012</text:p>
          </table:table-cell>
          <table:covered-table-cell table:number-columns-repeated="18" table:style-name="ce7"/>
          <table:table-cell table:style-name="ce29" table:number-columns-repeated="1005"/>
        </table:table-row>
        <table:table-row table:style-name="ro1">
          <table:table-cell table:style-name="ce8" table:number-columns-repeated="2"/>
          <table:table-cell table:style-name="ce19" office:value-type="float" office:value="2004" calcext:value-type="float">
            <text:p>2004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office:value-type="float" office:value="2006" calcext:value-type="float">
            <text:p>2006</text:p>
          </table:table-cell>
          <table:table-cell table:style-name="ce19" office:value-type="float" office:value="2007" calcext:value-type="float">
            <text:p>2007</text:p>
          </table:table-cell>
          <table:table-cell table:style-name="ce19" office:value-type="float" office:value="2008" calcext:value-type="float">
            <text:p>2008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office:value-type="float" office:value="2012" calcext:value-type="float">
            <text:p>2012</text:p>
          </table:table-cell>
          <table:table-cell table:style-name="ce8"/>
          <table:table-cell table:style-name="ce26"/>
          <table:table-cell table:style-name="ce4" table:number-columns-repeated="6"/>
          <table:table-cell table:number-columns-repeated="1005"/>
        </table:table-row>
        <table:table-row table:style-name="ro1">
          <table:table-cell table:style-name="ce9" office:value-type="string" calcext:value-type="string" table:number-columns-spanned="1" table:number-rows-spanned="2">
            <text:p>Sex between men</text:p>
          </table:table-cell>
          <table:table-cell table:style-name="ce17" office:value-type="string" calcext:value-type="string">
            <text:p>Adjusted</text:p>
          </table:table-cell>
          <table:table-cell table:style-name="ce20" office:value-type="float" office:value="2480" calcext:value-type="float">
            <text:p>2,480</text:p>
          </table:table-cell>
          <table:table-cell table:style-name="ce20" office:value-type="float" office:value="2680" calcext:value-type="float">
            <text:p>2,680</text:p>
          </table:table-cell>
          <table:table-cell table:style-name="ce20" office:value-type="float" office:value="1670" calcext:value-type="float">
            <text:p>1,670</text:p>
          </table:table-cell>
          <table:table-cell table:style-name="ce20" office:value-type="float" office:value="2900" calcext:value-type="float">
            <text:p>2,900</text:p>
          </table:table-cell>
          <table:table-cell table:style-name="ce20" office:value-type="float" office:value="2810" calcext:value-type="float">
            <text:p>2,810</text:p>
          </table:table-cell>
          <table:table-cell table:number-columns-repeated="2" table:style-name="ce20" office:value-type="float" office:value="2850" calcext:value-type="float">
            <text:p>2,850</text:p>
          </table:table-cell>
          <table:table-cell table:style-name="ce20" office:value-type="float" office:value="2960" calcext:value-type="float">
            <text:p>2,960</text:p>
          </table:table-cell>
          <table:table-cell table:style-name="ce20" office:value-type="float" office:value="3250" calcext:value-type="float">
            <text:p>3,250</text:p>
          </table:table-cell>
          <table:table-cell table:style-name="ce23"/>
          <table:table-cell table:style-name="ce27"/>
          <table:table-cell table:style-name="ce4" table:number-columns-repeated="6"/>
          <table:table-cell table:number-columns-repeated="1005"/>
        </table:table-row>
        <table:table-row table:style-name="ro1">
          <table:covered-table-cell table:style-name="ce9"/>
          <table:table-cell table:style-name="ce18" office:value-type="string" calcext:value-type="string">
            <text:p>Observed</text:p>
          </table:table-cell>
          <table:table-cell table:style-name="ce21" office:value-type="float" office:value="2446" calcext:value-type="float">
            <text:p>2,446</text:p>
          </table:table-cell>
          <table:table-cell table:style-name="ce21" office:value-type="float" office:value="2644" calcext:value-type="float">
            <text:p>2,644</text:p>
          </table:table-cell>
          <table:table-cell table:style-name="ce21" office:value-type="float" office:value="2616" calcext:value-type="float">
            <text:p>2,616</text:p>
          </table:table-cell>
          <table:table-cell table:style-name="ce21" office:value-type="float" office:value="2834" calcext:value-type="float">
            <text:p>2,834</text:p>
          </table:table-cell>
          <table:table-cell table:style-name="ce21" office:value-type="float" office:value="2657" calcext:value-type="float">
            <text:p>2,657</text:p>
          </table:table-cell>
          <table:table-cell table:style-name="ce21" office:value-type="float" office:value="2655" calcext:value-type="float">
            <text:p>2,655</text:p>
          </table:table-cell>
          <table:table-cell table:style-name="ce21" office:value-type="float" office:value="2691" calcext:value-type="float">
            <text:p>2,691</text:p>
          </table:table-cell>
          <table:table-cell table:style-name="ce21" office:value-type="float" office:value="2781" calcext:value-type="float">
            <text:p>2,781</text:p>
          </table:table-cell>
          <table:table-cell table:style-name="ce21" office:value-type="float" office:value="2964" calcext:value-type="float">
            <text:p>2,964</text:p>
          </table:table-cell>
          <table:table-cell table:style-name="ce24"/>
          <table:table-cell table:style-name="ce27"/>
          <table:table-cell table:style-name="ce4" table:number-columns-repeated="6"/>
          <table:table-cell table:number-columns-repeated="1005"/>
        </table:table-row>
        <table:table-row table:style-name="ro1">
          <table:table-cell table:style-name="ce9" office:value-type="string" calcext:value-type="string" table:number-columns-spanned="1" table:number-rows-spanned="2">
            <text:p>Heterosexual contact</text:p>
          </table:table-cell>
          <table:table-cell table:style-name="ce17" office:value-type="string" calcext:value-type="string">
            <text:p>Adjusted</text:p>
          </table:table-cell>
          <table:table-cell table:style-name="ce20" office:value-type="float" office:value="4940" calcext:value-type="float">
            <text:p>4,940</text:p>
          </table:table-cell>
          <table:table-cell table:style-name="ce20" office:value-type="float" office:value="4870" calcext:value-type="float">
            <text:p>4,870</text:p>
          </table:table-cell>
          <table:table-cell table:style-name="ce20" office:value-type="float" office:value="4450" calcext:value-type="float">
            <text:p>4,450</text:p>
          </table:table-cell>
          <table:table-cell table:style-name="ce20" office:value-type="float" office:value="4140" calcext:value-type="float">
            <text:p>4,140</text:p>
          </table:table-cell>
          <table:table-cell table:style-name="ce20" office:value-type="float" office:value="4130" calcext:value-type="float">
            <text:p>4,130</text:p>
          </table:table-cell>
          <table:table-cell table:style-name="ce20" office:value-type="float" office:value="3490" calcext:value-type="float">
            <text:p>3,490</text:p>
          </table:table-cell>
          <table:table-cell table:style-name="ce20" office:value-type="float" office:value="3210" calcext:value-type="float">
            <text:p>3,210</text:p>
          </table:table-cell>
          <table:table-cell table:style-name="ce20" office:value-type="float" office:value="2980.21434542816" calcext:value-type="float">
            <text:p>2,980</text:p>
          </table:table-cell>
          <table:table-cell table:style-name="ce20" office:value-type="float" office:value="2880" calcext:value-type="float">
            <text:p>2,880</text:p>
          </table:table-cell>
          <table:table-cell table:style-name="ce23"/>
          <table:table-cell table:style-name="ce27"/>
          <table:table-cell table:style-name="ce4" table:number-columns-repeated="6"/>
          <table:table-cell table:number-columns-repeated="1005"/>
        </table:table-row>
        <table:table-row table:style-name="ro1">
          <table:covered-table-cell table:style-name="ce9"/>
          <table:table-cell table:style-name="ce18" office:value-type="string" calcext:value-type="string">
            <text:p>Observed</text:p>
          </table:table-cell>
          <table:table-cell table:style-name="ce21" office:value-type="float" office:value="4880" calcext:value-type="float">
            <text:p>4,880</text:p>
          </table:table-cell>
          <table:table-cell table:style-name="ce21" office:value-type="float" office:value="4808" calcext:value-type="float">
            <text:p>4,808</text:p>
          </table:table-cell>
          <table:table-cell table:style-name="ce21" office:value-type="float" office:value="4362" calcext:value-type="float">
            <text:p>4,362</text:p>
          </table:table-cell>
          <table:table-cell table:style-name="ce21" office:value-type="float" office:value="4034" calcext:value-type="float">
            <text:p>4,034</text:p>
          </table:table-cell>
          <table:table-cell table:style-name="ce21" office:value-type="float" office:value="3942" calcext:value-type="float">
            <text:p>3,942</text:p>
          </table:table-cell>
          <table:table-cell table:style-name="ce21" office:value-type="float" office:value="3286" calcext:value-type="float">
            <text:p>3,286</text:p>
          </table:table-cell>
          <table:table-cell table:style-name="ce21" office:value-type="float" office:value="2992" calcext:value-type="float">
            <text:p>2,992</text:p>
          </table:table-cell>
          <table:table-cell table:style-name="ce21" office:value-type="float" office:value="2779" calcext:value-type="float">
            <text:p>2,779</text:p>
          </table:table-cell>
          <table:table-cell table:style-name="ce21" office:value-type="float" office:value="2581" calcext:value-type="float">
            <text:p>2,581</text:p>
          </table:table-cell>
          <table:table-cell table:style-name="ce24"/>
          <table:table-cell table:style-name="ce27"/>
          <table:table-cell table:style-name="ce4" table:number-columns-repeated="6"/>
          <table:table-cell table:number-columns-repeated="1005"/>
        </table:table-row>
        <table:table-row table:style-name="ro1">
          <table:table-cell table:style-name="ce9" office:value-type="string" calcext:value-type="string" table:number-columns-spanned="1" table:number-rows-spanned="2">
            <text:p>Injecting drug use</text:p>
          </table:table-cell>
          <table:table-cell table:style-name="ce17" office:value-type="string" calcext:value-type="string">
            <text:p>Adjusted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199.730533576969" calcext:value-type="float">
            <text:p>200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120" calcext:value-type="float">
            <text:p>120</text:p>
          </table:table-cell>
          <table:table-cell table:style-name="ce23"/>
          <table:table-cell table:style-name="ce27"/>
          <table:table-cell table:style-name="ce4" table:number-columns-repeated="6"/>
          <table:table-cell table:number-columns-repeated="1005"/>
        </table:table-row>
        <table:table-row table:style-name="ro1">
          <table:covered-table-cell table:style-name="ce9"/>
          <table:table-cell table:style-name="ce18" office:value-type="string" calcext:value-type="string">
            <text:p>Observed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196" calcext:value-type="float">
            <text:p>196</text:p>
          </table:table-cell>
          <table:table-cell table:style-name="ce21" office:value-type="float" office:value="177" calcext:value-type="float">
            <text:p>177</text:p>
          </table:table-cell>
          <table:table-cell table:style-name="ce21" office:value-type="float" office:value="176" calcext:value-type="float">
            <text:p>176</text:p>
          </table:table-cell>
          <table:table-cell table:style-name="ce21" office:value-type="float" office:value="154" calcext:value-type="float">
            <text:p>154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132" calcext:value-type="float">
            <text:p>132</text:p>
          </table:table-cell>
          <table:table-cell table:style-name="ce21" office:value-type="float" office:value="111" calcext:value-type="float">
            <text:p>111</text:p>
          </table:table-cell>
          <table:table-cell table:style-name="ce24"/>
          <table:table-cell table:style-name="ce27"/>
          <table:table-cell table:style-name="ce4" table:number-columns-repeated="6"/>
          <table:table-cell table:number-columns-repeated="1005"/>
        </table:table-row>
        <table:table-row table:style-name="ro1">
          <table:table-cell table:style-name="ce9" office:value-type="string" calcext:value-type="string" table:number-columns-spanned="1" table:number-rows-spanned="2">
            <text:p>Other exposure categories</text:p>
          </table:table-cell>
          <table:table-cell table:style-name="ce17" office:value-type="string" calcext:value-type="string">
            <text:p>Adjusted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110" calcext:value-type="float">
            <text:p>110</text:p>
          </table:table-cell>
          <table:table-cell table:style-name="ce23"/>
          <table:table-cell table:style-name="ce27"/>
          <table:table-cell table:style-name="ce4" table:number-columns-repeated="6"/>
          <table:table-cell table:number-columns-repeated="1005"/>
        </table:table-row>
        <table:table-row table:style-name="ro1">
          <table:covered-table-cell table:style-name="ce9"/>
          <table:table-cell table:style-name="ce18" office:value-type="string" calcext:value-type="string">
            <text:p>Observed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176" calcext:value-type="float">
            <text:p>176</text:p>
          </table:table-cell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164" calcext:value-type="float">
            <text:p>164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142" calcext:value-type="float">
            <text:p>142</text:p>
          </table:table-cell>
          <table:table-cell table:style-name="ce21" office:value-type="float" office:value="129" calcext:value-type="float">
            <text:p>129</text:p>
          </table:table-cell>
          <table:table-cell table:style-name="ce21" office:value-type="float" office:value="103" calcext:value-type="float">
            <text:p>103</text:p>
          </table:table-cell>
          <table:table-cell table:style-name="ce24"/>
          <table:table-cell table:style-name="ce27"/>
          <table:table-cell table:style-name="ce4" table:number-columns-repeated="6"/>
          <table:table-cell table:number-columns-repeated="1005"/>
        </table:table-row>
        <table:table-row table:style-name="ro1">
          <table:table-cell table:style-name="ce9" office:value-type="string" calcext:value-type="string">
            <text:p>Not Reported</text:p>
          </table:table-cell>
          <table:table-cell table:style-name="ce18" office:value-type="string" calcext:value-type="string">
            <text:p>Observed</text:p>
          </table:table-cell>
          <table:table-cell table:style-name="ce21" office:value-type="float" office:value="108" calcext:value-type="float">
            <text:p>108</text:p>
          </table:table-cell>
          <table:table-cell table:style-name="ce21" office:value-type="float" office:value="114" calcext:value-type="float">
            <text:p>114</text:p>
          </table:table-cell>
          <table:table-cell table:style-name="ce21" office:value-type="float" office:value="142" calcext:value-type="float">
            <text:p>142</text:p>
          </table:table-cell>
          <table:table-cell table:style-name="ce21" office:value-type="float" office:value="179" calcext:value-type="float">
            <text:p>179</text:p>
          </table:table-cell>
          <table:table-cell table:style-name="ce21" office:value-type="float" office:value="358" calcext:value-type="float">
            <text:p>358</text:p>
          </table:table-cell>
          <table:table-cell table:style-name="ce21" office:value-type="float" office:value="421" calcext:value-type="float">
            <text:p>421</text:p>
          </table:table-cell>
          <table:table-cell table:style-name="ce21" office:value-type="float" office:value="389" calcext:value-type="float">
            <text:p>389</text:p>
          </table:table-cell>
          <table:table-cell table:style-name="ce21" office:value-type="float" office:value="398" calcext:value-type="float">
            <text:p>398</text:p>
          </table:table-cell>
          <table:table-cell table:style-name="ce21" office:value-type="float" office:value="605" calcext:value-type="float">
            <text:p>605</text:p>
          </table:table-cell>
          <table:table-cell table:style-name="ce24"/>
          <table:table-cell table:style-name="ce27"/>
          <table:table-cell table:style-name="ce4" table:number-columns-repeated="6"/>
          <table:table-cell table:number-columns-repeated="1005"/>
        </table:table-row>
        <table:table-row table:style-name="ro2">
          <table:table-cell table:style-name="ce10" office:value-type="string" calcext:value-type="string">
            <text:p>Gradt total</text:p>
          </table:table-cell>
          <table:table-cell table:style-name="ce10"/>
          <table:table-cell table:style-name="ce22" office:value-type="float" office:value="7786" calcext:value-type="float">
            <text:p>7,786</text:p>
          </table:table-cell>
          <table:table-cell table:style-name="ce22" office:value-type="float" office:value="7928" calcext:value-type="float">
            <text:p>7,928</text:p>
          </table:table-cell>
          <table:table-cell table:style-name="ce22" office:value-type="float" office:value="7498" calcext:value-type="float">
            <text:p>7,498</text:p>
          </table:table-cell>
          <table:table-cell table:style-name="ce22" office:value-type="float" office:value="7388" calcext:value-type="float">
            <text:p>7,388</text:p>
          </table:table-cell>
          <table:table-cell table:style-name="ce22" office:value-type="float" office:value="7273" calcext:value-type="float">
            <text:p>7,273</text:p>
          </table:table-cell>
          <table:table-cell table:style-name="ce22" office:value-type="float" office:value="6676" calcext:value-type="float">
            <text:p>6,676</text:p>
          </table:table-cell>
          <table:table-cell table:style-name="ce22" office:value-type="float" office:value="6362" calcext:value-type="float">
            <text:p>6,362</text:p>
          </table:table-cell>
          <table:table-cell table:style-name="ce22" office:value-type="float" office:value="6219" calcext:value-type="float">
            <text:p>6,219</text:p>
          </table:table-cell>
          <table:table-cell table:style-name="ce22" office:value-type="float" office:value="6364" calcext:value-type="float">
            <text:p>6,364</text:p>
          </table:table-cell>
          <table:table-cell table:style-name="ce25"/>
          <table:table-cell table:style-name="ce28"/>
          <table:table-cell table:style-name="ce5" table:number-columns-repeated="6"/>
          <table:table-cell table:number-columns-repeated="1005"/>
        </table:table-row>
        <table:table-row table:style-name="ro2">
          <table:table-cell office:value-type="string" calcext:value-type="string">
            <text:p>* Adjusted for missing exposure</text:p>
          </table:table-cell>
          <table:table-cell table:number-columns-repeated="1023"/>
        </table:table-row>
        <table:table-row table:style-name="ro2">
          <table:table-cell table:style-name="ce11" table:number-columns-repeated="1024"/>
        </table:table-row>
        <table:table-row table:style-name="ro1">
          <table:table-cell table:style-name="ce12" office:value-type="string" calcext:value-type="string">
            <text:p>Table 3: Number living with diagnosed HIV infection by exposure category, UK, 2004-2012</text:p>
          </table:table-cell>
          <table:table-cell table:style-name="ce6" table:number-columns-repeated="9"/>
          <table:table-cell table:number-columns-repeated="1014"/>
        </table:table-row>
        <table:table-row table:style-name="ro1">
          <table:table-cell table:style-name="ce13"/>
          <table:table-cell table:style-name="ce19" office:value-type="float" office:value="2004" calcext:value-type="float">
            <text:p>2004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office:value-type="float" office:value="2006" calcext:value-type="float">
            <text:p>2006</text:p>
          </table:table-cell>
          <table:table-cell table:style-name="ce19" office:value-type="float" office:value="2007" calcext:value-type="float">
            <text:p>2007</text:p>
          </table:table-cell>
          <table:table-cell table:style-name="ce19" office:value-type="float" office:value="2008" calcext:value-type="float">
            <text:p>2008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table:style-name="ce13" office:value-type="string" office:string-value="Sex between men" calcext:value-type="string">
            <text:p><text:s/>Sex between men </text:p>
          </table:table-cell>
          <table:table-cell table:style-name="ce13" office:value-type="float" office:value="17977" calcext:value-type="float">
            <text:p><text:s/>17,977 </text:p>
          </table:table-cell>
          <table:table-cell table:style-name="ce13" office:value-type="float" office:value="19938" calcext:value-type="float">
            <text:p><text:s/>19,938 </text:p>
          </table:table-cell>
          <table:table-cell table:style-name="ce13" office:value-type="float" office:value="21937" calcext:value-type="float">
            <text:p><text:s/>21,937 </text:p>
          </table:table-cell>
          <table:table-cell table:style-name="ce13" office:value-type="float" office:value="24046" calcext:value-type="float">
            <text:p><text:s/>24,046 </text:p>
          </table:table-cell>
          <table:table-cell table:style-name="ce13" office:value-type="float" office:value="25876" calcext:value-type="float">
            <text:p><text:s/>25,876 </text:p>
          </table:table-cell>
          <table:table-cell table:style-name="ce13" office:value-type="float" office:value="27737" calcext:value-type="float">
            <text:p><text:s/>27,737 </text:p>
          </table:table-cell>
          <table:table-cell table:style-name="ce13" office:value-type="float" office:value="29814" calcext:value-type="float">
            <text:p><text:s/>29,814 </text:p>
          </table:table-cell>
          <table:table-cell table:style-name="ce13" office:value-type="float" office:value="31810" calcext:value-type="float">
            <text:p><text:s/>31,810 </text:p>
          </table:table-cell>
          <table:table-cell table:style-name="ce13" office:value-type="float" office:value="33964" calcext:value-type="float">
            <text:p><text:s/>33,964 </text:p>
          </table:table-cell>
          <table:table-cell table:number-columns-repeated="1014"/>
        </table:table-row>
        <table:table-row table:style-name="ro1">
          <table:table-cell table:style-name="ce13" office:value-type="string" office:string-value="Injecting drug use" calcext:value-type="string">
            <text:p><text:s/>Injecting drug use </text:p>
          </table:table-cell>
          <table:table-cell table:style-name="ce13" office:value-type="float" office:value="1270" calcext:value-type="float">
            <text:p><text:s/>1,270 </text:p>
          </table:table-cell>
          <table:table-cell table:style-name="ce13" office:value-type="float" office:value="1343" calcext:value-type="float">
            <text:p><text:s/>1,343 </text:p>
          </table:table-cell>
          <table:table-cell table:style-name="ce13" office:value-type="float" office:value="1379" calcext:value-type="float">
            <text:p><text:s/>1,379 </text:p>
          </table:table-cell>
          <table:table-cell table:style-name="ce13" office:value-type="float" office:value="1436" calcext:value-type="float">
            <text:p><text:s/>1,436 </text:p>
          </table:table-cell>
          <table:table-cell table:style-name="ce13" office:value-type="float" office:value="1500" calcext:value-type="float">
            <text:p><text:s/>1,500 </text:p>
          </table:table-cell>
          <table:table-cell table:style-name="ce13" office:value-type="float" office:value="1556" calcext:value-type="float">
            <text:p><text:s/>1,556 </text:p>
          </table:table-cell>
          <table:table-cell table:style-name="ce13" office:value-type="float" office:value="1568" calcext:value-type="float">
            <text:p><text:s/>1,568 </text:p>
          </table:table-cell>
          <table:table-cell table:style-name="ce13" office:value-type="float" office:value="1634" calcext:value-type="float">
            <text:p><text:s/>1,634 </text:p>
          </table:table-cell>
          <table:table-cell table:style-name="ce13" office:value-type="float" office:value="1617" calcext:value-type="float">
            <text:p><text:s/>1,617 </text:p>
          </table:table-cell>
          <table:table-cell table:number-columns-repeated="1014"/>
        </table:table-row>
        <table:table-row table:style-name="ro1">
          <table:table-cell table:style-name="ce13" office:value-type="string" office:string-value="Heterosexual contact" calcext:value-type="string">
            <text:p><text:s/>Heterosexual contact </text:p>
          </table:table-cell>
          <table:table-cell table:style-name="ce13" office:value-type="float" office:value="20012" calcext:value-type="float">
            <text:p><text:s/>20,012 </text:p>
          </table:table-cell>
          <table:table-cell table:style-name="ce13" office:value-type="float" office:value="23205" calcext:value-type="float">
            <text:p><text:s/>23,205 </text:p>
          </table:table-cell>
          <table:table-cell table:style-name="ce13" office:value-type="float" office:value="25982" calcext:value-type="float">
            <text:p><text:s/>25,982 </text:p>
          </table:table-cell>
          <table:table-cell table:style-name="ce13" office:value-type="float" office:value="28252" calcext:value-type="float">
            <text:p><text:s/>28,252 </text:p>
          </table:table-cell>
          <table:table-cell table:style-name="ce13" office:value-type="float" office:value="30772" calcext:value-type="float">
            <text:p><text:s/>30,772 </text:p>
          </table:table-cell>
          <table:table-cell table:style-name="ce13" office:value-type="float" office:value="32668" calcext:value-type="float">
            <text:p><text:s/>32,668 </text:p>
          </table:table-cell>
          <table:table-cell table:style-name="ce13" office:value-type="float" office:value="34464" calcext:value-type="float">
            <text:p><text:s/>34,464 </text:p>
          </table:table-cell>
          <table:table-cell table:style-name="ce13" office:value-type="float" office:value="36324" calcext:value-type="float">
            <text:p><text:s/>36,324 </text:p>
          </table:table-cell>
          <table:table-cell table:style-name="ce13" office:value-type="float" office:value="37713" calcext:value-type="float">
            <text:p><text:s/>37,713 </text:p>
          </table:table-cell>
          <table:table-cell table:number-columns-repeated="1014"/>
        </table:table-row>
        <table:table-row table:style-name="ro1">
          <table:table-cell table:style-name="ce13" office:value-type="string" office:string-value="Other exposure categories" calcext:value-type="string">
            <text:p><text:s/>Other exposure categories </text:p>
          </table:table-cell>
          <table:table-cell table:style-name="ce13" office:value-type="float" office:value="1438" calcext:value-type="float">
            <text:p><text:s/>1,438 </text:p>
          </table:table-cell>
          <table:table-cell table:style-name="ce13" office:value-type="float" office:value="1557" calcext:value-type="float">
            <text:p><text:s/>1,557 </text:p>
          </table:table-cell>
          <table:table-cell table:style-name="ce13" office:value-type="float" office:value="1655" calcext:value-type="float">
            <text:p><text:s/>1,655 </text:p>
          </table:table-cell>
          <table:table-cell table:style-name="ce13" office:value-type="float" office:value="1762" calcext:value-type="float">
            <text:p><text:s/>1,762 </text:p>
          </table:table-cell>
          <table:table-cell table:style-name="ce13" office:value-type="float" office:value="1867" calcext:value-type="float">
            <text:p><text:s/>1,867 </text:p>
          </table:table-cell>
          <table:table-cell table:style-name="ce13" office:value-type="float" office:value="1916" calcext:value-type="float">
            <text:p><text:s/>1,916 </text:p>
          </table:table-cell>
          <table:table-cell table:style-name="ce13" office:value-type="float" office:value="1997" calcext:value-type="float">
            <text:p><text:s/>1,997 </text:p>
          </table:table-cell>
          <table:table-cell table:style-name="ce13" office:value-type="float" office:value="2059" calcext:value-type="float">
            <text:p><text:s/>2,059 </text:p>
          </table:table-cell>
          <table:table-cell table:style-name="ce13" office:value-type="float" office:value="2157" calcext:value-type="float">
            <text:p><text:s/>2,157 </text:p>
          </table:table-cell>
          <table:table-cell table:style-name="ce11" table:number-columns-repeated="1014"/>
        </table:table-row>
        <table:table-row table:style-name="ro1">
          <table:table-cell table:style-name="ce13" office:value-type="string" office:string-value="Not Reported" calcext:value-type="string">
            <text:p><text:s/>Not Reported </text:p>
          </table:table-cell>
          <table:table-cell table:style-name="ce13" office:value-type="float" office:value="471" calcext:value-type="float">
            <text:p><text:s/>471 </text:p>
          </table:table-cell>
          <table:table-cell table:style-name="ce13" office:value-type="float" office:value="484" calcext:value-type="float">
            <text:p><text:s/>484 </text:p>
          </table:table-cell>
          <table:table-cell table:style-name="ce13" office:value-type="float" office:value="582" calcext:value-type="float">
            <text:p><text:s/>582 </text:p>
          </table:table-cell>
          <table:table-cell table:style-name="ce13" office:value-type="float" office:value="715" calcext:value-type="float">
            <text:p><text:s/>715 </text:p>
          </table:table-cell>
          <table:table-cell table:style-name="ce13" office:value-type="float" office:value="1004" calcext:value-type="float">
            <text:p><text:s/>1,004 </text:p>
          </table:table-cell>
          <table:table-cell table:style-name="ce13" office:value-type="float" office:value="1336" calcext:value-type="float">
            <text:p><text:s/>1,336 </text:p>
          </table:table-cell>
          <table:table-cell table:style-name="ce13" office:value-type="float" office:value="1455" calcext:value-type="float">
            <text:p><text:s/>1,455 </text:p>
          </table:table-cell>
          <table:table-cell table:style-name="ce13" office:value-type="float" office:value="1818" calcext:value-type="float">
            <text:p><text:s/>1,818 </text:p>
          </table:table-cell>
          <table:table-cell table:style-name="ce13" office:value-type="float" office:value="2163" calcext:value-type="float">
            <text:p><text:s/>2,163 </text:p>
          </table:table-cell>
          <table:table-cell table:number-columns-repeated="1014"/>
        </table:table-row>
        <table:table-row table:style-name="ro1">
          <table:table-cell table:style-name="ce13" office:value-type="string" office:string-value="Grand Total" calcext:value-type="string">
            <text:p><text:s/>Grand Total </text:p>
          </table:table-cell>
          <table:table-cell table:style-name="ce13" office:value-type="float" office:value="41168" calcext:value-type="float">
            <text:p><text:s/>41,168 </text:p>
          </table:table-cell>
          <table:table-cell table:style-name="ce13" office:value-type="float" office:value="46527" calcext:value-type="float">
            <text:p><text:s/>46,527 </text:p>
          </table:table-cell>
          <table:table-cell table:style-name="ce13" office:value-type="float" office:value="51535" calcext:value-type="float">
            <text:p><text:s/>51,535 </text:p>
          </table:table-cell>
          <table:table-cell table:style-name="ce13" office:value-type="float" office:value="56211" calcext:value-type="float">
            <text:p><text:s/>56,211 </text:p>
          </table:table-cell>
          <table:table-cell table:style-name="ce13" office:value-type="float" office:value="61019" calcext:value-type="float">
            <text:p><text:s/>61,019 </text:p>
          </table:table-cell>
          <table:table-cell table:style-name="ce13" office:value-type="float" office:value="65213" calcext:value-type="float">
            <text:p><text:s/>65,213 </text:p>
          </table:table-cell>
          <table:table-cell table:style-name="ce13" office:value-type="float" office:value="69298" calcext:value-type="float">
            <text:p><text:s/>69,298 </text:p>
          </table:table-cell>
          <table:table-cell table:style-name="ce13" office:value-type="float" office:value="73645" calcext:value-type="float">
            <text:p><text:s/>73,645 </text:p>
          </table:table-cell>
          <table:table-cell table:style-name="ce13" office:value-type="float" office:value="77614" calcext:value-type="float">
            <text:p><text:s/>77,614 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4" office:value-type="string" office:string-value="Table 4: Number living with diagnosed HIV infection by exposure and region of residence, 2004-2012" calcext:value-type="string">
            <text:p><text:s/>Table 4: Number living with diagnosed HIV infection by exposure and region of residence, 2004-2012 </text:p>
          </table:table-cell>
          <table:table-cell table:number-columns-repeated="1023"/>
        </table:table-row>
        <table:table-row table:style-name="ro1">
          <table:table-cell/>
          <table:table-cell table:style-name="ce19" office:value-type="float" office:value="2004" calcext:value-type="float">
            <text:p>2004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office:value-type="float" office:value="2006" calcext:value-type="float">
            <text:p>2006</text:p>
          </table:table-cell>
          <table:table-cell table:style-name="ce19" office:value-type="float" office:value="2007" calcext:value-type="float">
            <text:p>2007</text:p>
          </table:table-cell>
          <table:table-cell table:style-name="ce19" office:value-type="float" office:value="2008" calcext:value-type="float">
            <text:p>2008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London: MSM</text:p>
          </table:table-cell>
          <table:table-cell table:style-name="ce13" office:value-type="float" office:value="9615" calcext:value-type="float">
            <text:p><text:s/>9,615 </text:p>
          </table:table-cell>
          <table:table-cell table:style-name="ce13" office:value-type="float" office:value="10424" calcext:value-type="float">
            <text:p><text:s/>10,424 </text:p>
          </table:table-cell>
          <table:table-cell table:style-name="ce13" office:value-type="float" office:value="11183" calcext:value-type="float">
            <text:p><text:s/>11,183 </text:p>
          </table:table-cell>
          <table:table-cell table:style-name="ce13" office:value-type="float" office:value="11889" calcext:value-type="float">
            <text:p><text:s/>11,889 </text:p>
          </table:table-cell>
          <table:table-cell table:style-name="ce13" office:value-type="float" office:value="12528" calcext:value-type="float">
            <text:p><text:s/>12,528 </text:p>
          </table:table-cell>
          <table:table-cell table:style-name="ce13" office:value-type="float" office:value="13240" calcext:value-type="float">
            <text:p><text:s/>13,240 </text:p>
          </table:table-cell>
          <table:table-cell table:style-name="ce13" office:value-type="float" office:value="14024" calcext:value-type="float">
            <text:p><text:s/>14,024 </text:p>
          </table:table-cell>
          <table:table-cell table:style-name="ce13" office:value-type="float" office:value="14766" calcext:value-type="float">
            <text:p><text:s/>14,766 </text:p>
          </table:table-cell>
          <table:table-cell table:style-name="ce13" office:value-type="float" office:value="15552" calcext:value-type="float">
            <text:p><text:s/>15,552 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London: heterosexual contact</text:p>
          </table:table-cell>
          <table:table-cell table:style-name="ce13" office:value-type="float" office:value="9324" calcext:value-type="float">
            <text:p><text:s/>9,324 </text:p>
          </table:table-cell>
          <table:table-cell table:style-name="ce13" office:value-type="float" office:value="10348" calcext:value-type="float">
            <text:p><text:s/>10,348 </text:p>
          </table:table-cell>
          <table:table-cell table:style-name="ce13" office:value-type="float" office:value="11138" calcext:value-type="float">
            <text:p><text:s/>11,138 </text:p>
          </table:table-cell>
          <table:table-cell table:style-name="ce13" office:value-type="float" office:value="11729" calcext:value-type="float">
            <text:p><text:s/>11,729 </text:p>
          </table:table-cell>
          <table:table-cell table:style-name="ce13" office:value-type="float" office:value="12483" calcext:value-type="float">
            <text:p><text:s/>12,483 </text:p>
          </table:table-cell>
          <table:table-cell table:style-name="ce13" office:value-type="float" office:value="13040" calcext:value-type="float">
            <text:p><text:s/>13,040 </text:p>
          </table:table-cell>
          <table:table-cell table:style-name="ce13" office:value-type="float" office:value="13642" calcext:value-type="float">
            <text:p><text:s/>13,642 </text:p>
          </table:table-cell>
          <table:table-cell table:style-name="ce13" office:value-type="float" office:value="14259" calcext:value-type="float">
            <text:p><text:s/>14,259 </text:p>
          </table:table-cell>
          <table:table-cell table:style-name="ce13" office:value-type="float" office:value="14697" calcext:value-type="float">
            <text:p><text:s/>14,697 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London: Injecting drug use</text:p>
          </table:table-cell>
          <table:table-cell table:style-name="ce13" office:value-type="float" office:value="491" calcext:value-type="float">
            <text:p><text:s/>491 </text:p>
          </table:table-cell>
          <table:table-cell table:style-name="ce13" office:value-type="float" office:value="499" calcext:value-type="float">
            <text:p><text:s/>499 </text:p>
          </table:table-cell>
          <table:table-cell table:style-name="ce13" office:value-type="float" office:value="521" calcext:value-type="float">
            <text:p><text:s/>521 </text:p>
          </table:table-cell>
          <table:table-cell table:style-name="ce13" office:value-type="float" office:value="511" calcext:value-type="float">
            <text:p><text:s/>511 </text:p>
          </table:table-cell>
          <table:table-cell table:style-name="ce13" office:value-type="float" office:value="525" calcext:value-type="float">
            <text:p><text:s/>525 </text:p>
          </table:table-cell>
          <table:table-cell table:style-name="ce13" office:value-type="float" office:value="535" calcext:value-type="float">
            <text:p><text:s/>535 </text:p>
          </table:table-cell>
          <table:table-cell table:style-name="ce13" office:value-type="float" office:value="530" calcext:value-type="float">
            <text:p><text:s/>530 </text:p>
          </table:table-cell>
          <table:table-cell table:style-name="ce13" office:value-type="float" office:value="528" calcext:value-type="float">
            <text:p><text:s/>528 </text:p>
          </table:table-cell>
          <table:table-cell table:style-name="ce13" office:value-type="float" office:value="526" calcext:value-type="float">
            <text:p><text:s/>526 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London: Other expsoure</text:p>
          </table:table-cell>
          <table:table-cell table:style-name="ce13" office:value-type="float" office:value="777" calcext:value-type="float">
            <text:p><text:s/>777 </text:p>
          </table:table-cell>
          <table:table-cell table:style-name="ce13" office:value-type="float" office:value="830" calcext:value-type="float">
            <text:p><text:s/>830 </text:p>
          </table:table-cell>
          <table:table-cell table:style-name="ce13" office:value-type="float" office:value="925" calcext:value-type="float">
            <text:p><text:s/>925 </text:p>
          </table:table-cell>
          <table:table-cell table:style-name="ce13" office:value-type="float" office:value="1059" calcext:value-type="float">
            <text:p><text:s/>1,059 </text:p>
          </table:table-cell>
          <table:table-cell table:style-name="ce13" office:value-type="float" office:value="1289" calcext:value-type="float">
            <text:p><text:s/>1,289 </text:p>
          </table:table-cell>
          <table:table-cell table:style-name="ce13" office:value-type="float" office:value="1445" calcext:value-type="float">
            <text:p><text:s/>1,445 </text:p>
          </table:table-cell>
          <table:table-cell table:style-name="ce13" office:value-type="float" office:value="1468" calcext:value-type="float">
            <text:p><text:s/>1,468 </text:p>
          </table:table-cell>
          <table:table-cell table:style-name="ce13" office:value-type="float" office:value="1595" calcext:value-type="float">
            <text:p><text:s/>1,595 </text:p>
          </table:table-cell>
          <table:table-cell table:style-name="ce13" office:value-type="float" office:value="1723" calcext:value-type="float">
            <text:p><text:s/>1,723 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Outside London: MSM</text:p>
          </table:table-cell>
          <table:table-cell table:style-name="ce13" office:value-type="float" office:value="8362" calcext:value-type="float">
            <text:p><text:s/>8,362 </text:p>
          </table:table-cell>
          <table:table-cell table:style-name="ce13" office:value-type="float" office:value="9514" calcext:value-type="float">
            <text:p><text:s/>9,514 </text:p>
          </table:table-cell>
          <table:table-cell table:style-name="ce13" office:value-type="float" office:value="10754" calcext:value-type="float">
            <text:p><text:s/>10,754 </text:p>
          </table:table-cell>
          <table:table-cell table:style-name="ce13" office:value-type="float" office:value="12157" calcext:value-type="float">
            <text:p><text:s/>12,157 </text:p>
          </table:table-cell>
          <table:table-cell table:style-name="ce13" office:value-type="float" office:value="13348" calcext:value-type="float">
            <text:p><text:s/>13,348 </text:p>
          </table:table-cell>
          <table:table-cell table:style-name="ce13" office:value-type="float" office:value="14497" calcext:value-type="float">
            <text:p><text:s/>14,497 </text:p>
          </table:table-cell>
          <table:table-cell table:style-name="ce13" office:value-type="float" office:value="15790" calcext:value-type="float">
            <text:p><text:s/>15,790 </text:p>
          </table:table-cell>
          <table:table-cell table:style-name="ce13" office:value-type="float" office:value="17044" calcext:value-type="float">
            <text:p><text:s/>17,044 </text:p>
          </table:table-cell>
          <table:table-cell table:style-name="ce13" office:value-type="float" office:value="18412" calcext:value-type="float">
            <text:p><text:s/>18,412 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Outside London: heterosexual contact</text:p>
          </table:table-cell>
          <table:table-cell table:style-name="ce13" office:value-type="float" office:value="10688" calcext:value-type="float">
            <text:p><text:s/>10,688 </text:p>
          </table:table-cell>
          <table:table-cell table:style-name="ce13" office:value-type="float" office:value="12857" calcext:value-type="float">
            <text:p><text:s/>12,857 </text:p>
          </table:table-cell>
          <table:table-cell table:style-name="ce13" office:value-type="float" office:value="14844" calcext:value-type="float">
            <text:p><text:s/>14,844 </text:p>
          </table:table-cell>
          <table:table-cell table:style-name="ce13" office:value-type="float" office:value="16523" calcext:value-type="float">
            <text:p><text:s/>16,523 </text:p>
          </table:table-cell>
          <table:table-cell table:style-name="ce13" office:value-type="float" office:value="18289" calcext:value-type="float">
            <text:p><text:s/>18,289 </text:p>
          </table:table-cell>
          <table:table-cell table:style-name="ce13" office:value-type="float" office:value="19628" calcext:value-type="float">
            <text:p><text:s/>19,628 </text:p>
          </table:table-cell>
          <table:table-cell table:style-name="ce13" office:value-type="float" office:value="20822" calcext:value-type="float">
            <text:p><text:s/>20,822 </text:p>
          </table:table-cell>
          <table:table-cell table:style-name="ce13" office:value-type="float" office:value="22065" calcext:value-type="float">
            <text:p><text:s/>22,065 </text:p>
          </table:table-cell>
          <table:table-cell table:style-name="ce13" office:value-type="float" office:value="23016" calcext:value-type="float">
            <text:p><text:s/>23,016 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Outside London: Injecting drug use</text:p>
          </table:table-cell>
          <table:table-cell table:style-name="ce13" office:value-type="float" office:value="779" calcext:value-type="float">
            <text:p><text:s/>779 </text:p>
          </table:table-cell>
          <table:table-cell table:style-name="ce13" office:value-type="float" office:value="844" calcext:value-type="float">
            <text:p><text:s/>844 </text:p>
          </table:table-cell>
          <table:table-cell table:style-name="ce13" office:value-type="float" office:value="858" calcext:value-type="float">
            <text:p><text:s/>858 </text:p>
          </table:table-cell>
          <table:table-cell table:style-name="ce13" office:value-type="float" office:value="925" calcext:value-type="float">
            <text:p><text:s/>925 </text:p>
          </table:table-cell>
          <table:table-cell table:style-name="ce13" office:value-type="float" office:value="975" calcext:value-type="float">
            <text:p><text:s/>975 </text:p>
          </table:table-cell>
          <table:table-cell table:style-name="ce13" office:value-type="float" office:value="1021" calcext:value-type="float">
            <text:p><text:s/>1,021 </text:p>
          </table:table-cell>
          <table:table-cell table:style-name="ce13" office:value-type="float" office:value="1038" calcext:value-type="float">
            <text:p><text:s/>1,038 </text:p>
          </table:table-cell>
          <table:table-cell table:style-name="ce13" office:value-type="float" office:value="1106" calcext:value-type="float">
            <text:p><text:s/>1,106 </text:p>
          </table:table-cell>
          <table:table-cell table:style-name="ce13" office:value-type="float" office:value="1091" calcext:value-type="float">
            <text:p><text:s/>1,091 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Outside London: other exposure</text:p>
          </table:table-cell>
          <table:table-cell table:style-name="ce13" office:value-type="float" office:value="1132" calcext:value-type="float">
            <text:p><text:s/>1,132 </text:p>
          </table:table-cell>
          <table:table-cell table:style-name="ce13" office:value-type="float" office:value="1211" calcext:value-type="float">
            <text:p><text:s/>1,211 </text:p>
          </table:table-cell>
          <table:table-cell table:style-name="ce13" office:value-type="float" office:value="1312" calcext:value-type="float">
            <text:p><text:s/>1,312 </text:p>
          </table:table-cell>
          <table:table-cell table:style-name="ce13" office:value-type="float" office:value="1418" calcext:value-type="float">
            <text:p><text:s/>1,418 </text:p>
          </table:table-cell>
          <table:table-cell table:style-name="ce13" office:value-type="float" office:value="1582" calcext:value-type="float">
            <text:p><text:s/>1,582 </text:p>
          </table:table-cell>
          <table:table-cell table:style-name="ce13" office:value-type="float" office:value="1807" calcext:value-type="float">
            <text:p><text:s/>1,807 </text:p>
          </table:table-cell>
          <table:table-cell table:style-name="ce13" office:value-type="float" office:value="1984" calcext:value-type="float">
            <text:p><text:s/>1,984 </text:p>
          </table:table-cell>
          <table:table-cell table:style-name="ce13" office:value-type="float" office:value="2282" calcext:value-type="float">
            <text:p><text:s/>2,282 </text:p>
          </table:table-cell>
          <table:table-cell table:style-name="ce13" office:value-type="float" office:value="2597" calcext:value-type="float">
            <text:p><text:s/>2,597 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Grand total</text:p>
          </table:table-cell>
          <table:table-cell table:style-name="ce13" table:formula="of:=SUM([.B34:.B41])" office:value-type="float" office:value="41168" calcext:value-type="float">
            <text:p><text:s/>41,168 </text:p>
          </table:table-cell>
          <table:table-cell table:style-name="ce13" table:formula="of:=SUM([.C34:.C41])" office:value-type="float" office:value="46527" calcext:value-type="float">
            <text:p><text:s/>46,527 </text:p>
          </table:table-cell>
          <table:table-cell table:style-name="ce13" table:formula="of:=SUM([.D34:.D41])" office:value-type="float" office:value="51535" calcext:value-type="float">
            <text:p><text:s/>51,535 </text:p>
          </table:table-cell>
          <table:table-cell table:style-name="ce13" table:formula="of:=SUM([.E34:.E41])" office:value-type="float" office:value="56211" calcext:value-type="float">
            <text:p><text:s/>56,211 </text:p>
          </table:table-cell>
          <table:table-cell table:style-name="ce13" table:formula="of:=SUM([.F34:.F41])" office:value-type="float" office:value="61019" calcext:value-type="float">
            <text:p><text:s/>61,019 </text:p>
          </table:table-cell>
          <table:table-cell table:style-name="ce13" table:formula="of:=SUM([.G34:.G41])" office:value-type="float" office:value="65213" calcext:value-type="float">
            <text:p><text:s/>65,213 </text:p>
          </table:table-cell>
          <table:table-cell table:style-name="ce13" table:formula="of:=SUM([.H34:.H41])" office:value-type="float" office:value="69298" calcext:value-type="float">
            <text:p><text:s/>69,298 </text:p>
          </table:table-cell>
          <table:table-cell table:style-name="ce13" table:formula="of:=SUM([.I34:.I41])" office:value-type="float" office:value="73645" calcext:value-type="float">
            <text:p><text:s/>73,645 </text:p>
          </table:table-cell>
          <table:table-cell table:style-name="ce13" table:formula="of:=SUM([.J34:.J41])" office:value-type="float" office:value="77614" calcext:value-type="float">
            <text:p><text:s/>77,614 </text:p>
          </table:table-cell>
          <table:table-cell table:number-columns-repeated="101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1_20_2_20_2" style:display-name="20% - Accent1 2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1_20_7" style:display-name="20% - Accent1 7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_20_2_20_2" style:display-name="20% - Accent2 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_20_7" style:display-name="20% - Accent2 7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_20_2_20_2" style:display-name="20% - Accent3 2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_20_7" style:display-name="20% - Accent3 7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_20_2_20_2" style:display-name="20% - Accent4 2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_20_7" style:display-name="20% - Accent4 7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_20_2_20_2" style:display-name="20% - Accent5 2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_20_7" style:display-name="20% - Accent5 7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_20_2_20_2" style:display-name="20% - Accent6 2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_20_7" style:display-name="20% - Accent6 7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_20_2_20_2" style:display-name="40% - Accent1 2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_20_7" style:display-name="40% - Accent1 7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_20_2_20_2" style:display-name="40% - Accent2 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_20_7" style:display-name="40% - Accent2 7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_20_2_20_2" style:display-name="40% - Accent3 2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_20_7" style:display-name="40% - Accent3 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_20_2_20_2" style:display-name="40% - Accent4 2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_20_7" style:display-name="40% - Accent4 7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_20_2_20_2" style:display-name="40% - Accent5 2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_20_7" style:display-name="40% - Accent5 7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_20_2_20_2" style:display-name="40% - Accent6 2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_20_7" style:display-name="40% - Accent6 7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_20_7" style:display-name="60% - Accent1 7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_20_7" style:display-name="60% - Accent2 7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_20_7" style:display-name="60% - Accent3 7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_20_7" style:display-name="60% - Accent4 7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_20_7" style:display-name="60% - Accent5 7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_20_7" style:display-name="60% - Accent6 7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_20_7" style:display-name="Accent1 7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7" style:display-name="Accent2 7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7" style:display-name="Accent3 7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7" style:display-name="Accent4 7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7" style:display-name="Accent5 7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7" style:display-name="Accent6 7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_20_7" style:display-name="Bad 7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_20_7" style:display-name="Calculation 7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ll_20_2" style:display-name="Cell 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2.49pt double-thin #333333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2.49pt double-thin #333333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2.49pt double-thin #333333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2.49pt double-thin #333333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2.49pt double-thin #333333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_20_7" style:display-name="Check Cell 7" style:family="table-cell" style:parent-style-name="Default">
      <style:table-cell-properties fo:background-color="#969696" style:diagonal-bl-tr="none" style:diagonal-tl-br="none" fo:border="2.49pt double-thin #333333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mma_20_10" style:display-name="Comma 10" style:family="table-cell" style:parent-style-name="Default" style:data-style-name="N110"/>
    <style:style style:name="Comma_20_2" style:display-name="Comma 2" style:family="table-cell" style:parent-style-name="Default" style:data-style-name="N110"/>
    <style:style style:name="Comma_20_2_20_2" style:display-name="Comma 2 2" style:family="table-cell" style:parent-style-name="Default" style:data-style-name="N110"/>
    <style:style style:name="Comma_20_3" style:display-name="Comma 3" style:family="table-cell" style:parent-style-name="Default" style:data-style-name="N110"/>
    <style:style style:name="Comma_20_3_20_2" style:display-name="Comma 3 2" style:family="table-cell" style:parent-style-name="Default" style:data-style-name="N110"/>
    <style:style style:name="Comma_20_4" style:display-name="Comma 4" style:family="table-cell" style:parent-style-name="Default" style:data-style-name="N110"/>
    <style:style style:name="Comma_20_4_20_2" style:display-name="Comma 4 2" style:family="table-cell" style:parent-style-name="Default" style:data-style-name="N110"/>
    <style:style style:name="Comma_20_5" style:display-name="Comma 5" style:family="table-cell" style:parent-style-name="Default" style:data-style-name="N110"/>
    <style:style style:name="Comma_20_5_20_2" style:display-name="Comma 5 2" style:family="table-cell" style:parent-style-name="Default" style:data-style-name="N110"/>
    <style:style style:name="Comma_20_6" style:display-name="Comma 6" style:family="table-cell" style:parent-style-name="Default" style:data-style-name="N110"/>
    <style:style style:name="Comma_20_7" style:display-name="Comma 7" style:family="table-cell" style:parent-style-name="Default" style:data-style-name="N110"/>
    <style:style style:name="Comma_20_8" style:display-name="Comma 8" style:family="table-cell" style:parent-style-name="Default" style:data-style-name="N110"/>
    <style:style style:name="Comma_20_9" style:display-name="Comma 9" style:family="table-cell" style:parent-style-name="Default" style:data-style-name="N110"/>
    <style:style style:name="Explanatory_20_Text_20_2" style:display-name="Explanatory Text 2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planatory_20_Text_20_7" style:display-name="Explanatory Text 7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Footnumber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Footnumber_20_2" style:display-name="Footnumber 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Good_20_7" style:display-name="Good 7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1_20_7" style:display-name="Heading 1 7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2_20_7" style:display-name="Heading 2 7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3_20_7" style:display-name="Heading 3 7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_20_7" style:display-name="Heading 4 7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5" style:display-name="Heading 5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Heading_20_5_20_2" style:display-name="Heading 5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3" style:display-name="Hyperlink 3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yperlink_20_4" style:display-name="Hyperlink 4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7" style:display-name="Input 7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_20_7" style:display-name="Linked Cell 7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_20_7" style:display-name="Neutral 7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0_20_2" style:display-name="Normal 10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0_20_3" style:display-name="Normal 10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1_20_2" style:display-name="Normal 1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3_20_2" style:display-name="Normal 1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3_20_3" style:display-name="Normal 1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3_20_3_20_2" style:display-name="Normal 1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3_20_4" style:display-name="Normal 1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4_20_2" style:display-name="Normal 1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4_20_3" style:display-name="Normal 1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5_20_2" style:display-name="Normal 1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0" style:display-name="Normal 2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0_20_2" style:display-name="Normal 2 10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1" style:display-name="Normal 2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2" style:display-name="Normal 2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3" style:display-name="Normal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4" style:display-name="Normal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5" style:display-name="Normal 2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5_20_2" style:display-name="Normal 2 1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6" style:display-name="Normal 2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7" style:display-name="Normal 2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8" style:display-name="Normal 2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9" style:display-name="Normal 2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0" style:display-name="Normal 2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1" style:display-name="Normal 2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2" style:display-name="Normal 2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3" style:display-name="Normal 2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4" style:display-name="Normal 2 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7" style:display-name="Normal 2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9" style:display-name="Normal 2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_20_2" style:display-name="Normal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_20_3" style:display-name="Normal 4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_20_2" style:display-name="Normal 5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_20_3" style:display-name="Normal 5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3" style:display-name="Normal 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PHE_20_Centre_20_RAW" style:display-name="Normal_PHE Centre RA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2" style:display-name="Note 2 2" style:family="table-cell" style:parent-style-name="Default">
      <style:table-cell-properties fo:background-color="#ffffcc" style:diagonal-bl-tr="none" style:diagonal-tl-br="none" fo:border="0.74pt solid #c0c0c0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74pt solid #c0c0c0"/>
    </style:style>
    <style:style style:name="Note_20_3_20_2" style:display-name="Note 3 2" style:family="table-cell" style:parent-style-name="Default">
      <style:table-cell-properties fo:background-color="#ffffcc" style:diagonal-bl-tr="none" style:diagonal-tl-br="none" fo:border="0.74pt solid #c0c0c0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74pt solid #c0c0c0"/>
    </style:style>
    <style:style style:name="Note_20_4_20_2" style:display-name="Note 4 2" style:family="table-cell" style:parent-style-name="Default">
      <style:table-cell-properties fo:background-color="#ffffcc" style:diagonal-bl-tr="none" style:diagonal-tl-br="none" fo:border="0.74pt solid #c0c0c0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74pt solid #c0c0c0"/>
    </style:style>
    <style:style style:name="Note_20_5_20_2" style:display-name="Note 5 2" style:family="table-cell" style:parent-style-name="Default">
      <style:table-cell-properties fo:background-color="#ffffcc" style:diagonal-bl-tr="none" style:diagonal-tl-br="none" fo:border="0.74pt solid #c0c0c0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74pt solid #c0c0c0"/>
    </style:style>
    <style:style style:name="Note_20_7" style:display-name="Note 7" style:family="table-cell" style:parent-style-name="Default">
      <style:table-cell-properties fo:background-color="#ffffcc" style:diagonal-bl-tr="none" style:diagonal-tl-br="none" fo:border="0.74pt solid #c0c0c0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Output_20_7" style:display-name="Output 7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/>
    <style:style style:name="Percent_20_2_20_2" style:display-name="Percent 2 2" style:family="table-cell" style:parent-style-name="Default" style:data-style-name="N10"/>
    <style:style style:name="Percent_20_2_20_3" style:display-name="Percent 2 3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Percent_20_4" style:display-name="Percent 4" style:family="table-cell" style:parent-style-name="Default" style:data-style-name="N10"/>
    <style:style style:name="Percent_20_5" style:display-name="Percent 5" style:family="table-cell" style:parent-style-name="Default" style:data-style-name="N10"/>
    <style:style style:name="Title_20_2" style:display-name="Title 2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le_20_7" style:display-name="Title 7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7" style:display-name="Total 7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arning_20_Text_20_7" style:display-name="Warning Text 7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dc:creator>Administrator</dc:creator>
    <meta:creation-date>2014-07-22T09:32:37</meta:creation-date>
    <dc:date>2014-07-22T13:24:10</dc:date>
    <meta:generator>LibreOffice/4.2.8.2$Linux_X86_64 LibreOffice_project/420m0$Build-2</meta:generator>
    <meta:document-statistic meta:table-count="1" meta:cell-count="3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